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7"/>
    <style:style style:name="P2" style:family="paragraph" style:parent-style-name="Text_20_body" style:list-style-name="L8"/>
    <style:style style:name="P3" style:family="paragraph" style:parent-style-name="Text_20_body" style:list-style-name="L9"/>
    <style:style style:name="P4" style:family="paragraph" style:parent-style-name="Text_20_body" style:list-style-name="L12"/>
    <style:style style:name="P5" style:family="paragraph" style:parent-style-name="Text_20_body" style:list-style-name="L7">
      <style:paragraph-properties fo:margin-top="0in" fo:margin-bottom="0in"/>
    </style:style>
    <style:style style:name="P6" style:family="paragraph" style:parent-style-name="Text_20_body" style:list-style-name="L8">
      <style:paragraph-properties fo:margin-top="0in" fo:margin-bottom="0in"/>
    </style:style>
    <style:style style:name="P7" style:family="paragraph" style:parent-style-name="Text_20_body" style:list-style-name="L9">
      <style:paragraph-properties fo:margin-top="0in" fo:margin-bottom="0in"/>
    </style:style>
    <style:style style:name="P8" style:family="paragraph" style:parent-style-name="Text_20_body" style:list-style-name="L10">
      <style:paragraph-properties fo:margin-top="0in" fo:margin-bottom="0in"/>
    </style:style>
    <style:style style:name="P9" style:family="paragraph" style:parent-style-name="Text_20_body" style:list-style-name="L11">
      <style:paragraph-properties fo:margin-top="0in" fo:margin-bottom="0in"/>
    </style:style>
    <style:style style:name="T1" style:family="text">
      <style:text-properties fo:font-style="italic"/>
    </style:style>
    <style:style style:name="T2" style:family="text">
      <style:text-properties fo:font-weight="bold"/>
    </style:style>
    <style:style style:name="T3" style:family="text">
      <style:text-properties fo:color="#0000ff" fo:font-size="10pt"/>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Amazing Tree Facts http://forestmanagement.enr.gov.nt.ca/</text:span><text:line-break/><text:line-break/><text:span text:style-name="T2">Vital statistics for a 100-foot tree:</text:span></text:p>
      <text:list text:style-name="L7">
        <text:list-item>
          <text:list>
            <text:list-item>
              <text:p text:style-name="P5">100 feet tall with a 60-70 foot crown spread; weighs about 4,100 lbs. at harvest </text:p>
            </text:list-item>
            <text:list-item>
              <text:p text:style-name="P5">Grew 200,000 leaves @ 120 lbs. per year or 3,600 lbs. over its lifetime </text:p>
            </text:list-item>
            <text:list-item>
              <text:p text:style-name="P5">1,300 lbs. of roots (an additional 2,000 lbs. were grown and discarded) </text:p>
            </text:list-item>
            <text:list-item>
              <text:p text:style-name="P5">100 lbs. of nutrients retained in the wood (twice that amount were returned to the soil) </text:p>
            </text:list-item>
            <text:list-item>
              <text:p text:style-name="P5">took up over 5,000,000 gallons of water from the soil and transpired it into the air; 350 gallons of water (2,900 lbs.) were retained</text:p>
            </text:list-item>
            <text:list-item>
              <text:p text:style-name="P1">6,000 lbs. of oxygen given off</text:p>
            </text:list-item>
          </text:list>
        </text:list-item>
      </text:list>
      <text:p text:style-name="Text_20_body"/>
      <text:p text:style-name="Text_20_body">http://www.coloradotrees.org/benefits.htm</text:p>
      <text:p text:style-name="Standard"/>
      <text:list text:style-name="L8">
        <text:list-item>
          <text:p text:style-name="P6">A single mature tree can absorb carbon dioxide at a rate of 48 lbs./year and release enough oxygen back into the atmosphere to support 2 human beings. <text:a xlink:type="simple" xlink:href="http://www.coloradotrees.org/benefits.htm#10">(10) </text:a></text:p>
        </text:list-item>
        <text:list-item>
          <text:p text:style-name="P2">Over a 50-year lifetime, a tree generates $31,250 worth of oxygen, provides $62,000 worth of air pollution control, recycles $37,500 worth of water, and controls $31,250 worth of soil erosion. <text:a xlink:type="simple" xlink:href="http://www.coloradotrees.org/benefits.htm#2"><text:span text:style-name="T3">(2)</text:span></text:a></text:p>
        </text:list-item>
      </text:list>
      <text:list text:style-name="L9">
        <text:list-item>
          <text:p text:style-name="P3">Coder, Dr. Kim D., <text:a xlink:type="simple" xlink:href="http://www.coloradotrees.org/benefits/Identified%20Benefits%20of%20Community%20Trees.pdf" office:target-frame-name="_blank" xlink:show="new">“Identified Benefits of Community Trees and Forests"</text:a>, University of Georgia, October, 1996. </text:p>
        </text:list-item>
        <text:list-item>
          <text:p text:style-name="P7"><text:bookmark text:name="2"/>USDA Forest Service Pamphlet #R1-92-100 </text:p>
        </text:list-item>
        <text:list-item>
          <text:p text:style-name="P7"><text:bookmark text:name="3"/>International Society of Arboriculture Tree Care Bulletin, Benefits of Trees </text:p>
        </text:list-item>
        <text:list-item>
          <text:p text:style-name="P7"><text:bookmark text:name="4"/><text:a xlink:type="simple" xlink:href="http://www.greenlink.org/" office:target-frame-name="_blank" xlink:show="new">Green Environmental Coalition Website </text:a></text:p>
        </text:list-item>
        <text:list-item>
          <text:p text:style-name="P7"><text:bookmark text:name="5"/>Sierra Club of Canada, “Emission Trends By Country”, October 1997 </text:p>
        </text:list-item>
        <text:list-item>
          <text:p text:style-name="P7"><text:bookmark text:name="6"/>Nowak, David J., “<text:a xlink:type="simple" xlink:href="http://www.coloradotrees.org/benefits/Effects%20of%20Urban%20Trees%20on%20Air%20Quality.pdf" office:target-frame-name="_blank" xlink:show="new">Urban Trees and Air Quality</text:a>”, November, 1995 </text:p>
        </text:list-item>
        <text:list-item>
          <text:p text:style-name="P7"><text:bookmark text:name="7"/>Martin, Paul, “The Value of Trees” </text:p>
        </text:list-item>
        <text:list-item>
          <text:p text:style-name="P7"><text:bookmark text:name="8"/>Nowak, David J., “Benefits of Community Trees”,  (Brooklyn Trees, USDA Forest Service General Technical Report, in review) </text:p>
        </text:list-item>
        <text:list-item>
          <text:p text:style-name="P7"><text:bookmark text:name="9"/>Galveston-Houston Association for Smog Prevention (GHASP), <text:a xlink:type="simple" xlink:href="http://www.coloradotrees.org/benefits/Trees%20and%20our%20air.pdf" office:target-frame-name="_blank" xlink:show="new">“Trees and Our Air”</text:a>, January, 1999. </text:p>
        </text:list-item>
        <text:list-item>
          <text:p text:style-name="P7"><text:bookmark text:name="10"/>McAliney, Mike. Arguments for Land Conservation: Documentation and Information Sources for Land Resources Protection, Trust for Public Land, Sacramento, CA, December, 1993 </text:p>
        </text:list-item>
        <text:list-item>
          <text:p text:style-name="P7"><text:bookmark text:name="11"/>Michigan State University Extension, Urban Forestry #07269501, “Benefits of Urban Trees” </text:p>
        </text:list-item>
        <text:list-item>
          <text:p text:style-name="P7"><text:bookmark text:name="12"/>American Forests, “The Case For Greener Cities”, Autumn 1999. </text:p>
        </text:list-item>
        <text:list-item>
          <text:p text:style-name="P7"><text:bookmark text:name="13"/>American Forests, “How Trees Fight Climate Change”, 1999. </text:p>
        </text:list-item>
        <text:list-item>
          <text:p text:style-name="P7"><text:bookmark text:name="14"/>American Forests, “Why Plant Trees”, 1999. </text:p>
        </text:list-item>
        <text:list-item>
          <text:p text:style-name="P7"><text:bookmark text:name="15"/>Prow, Tina., <text:a xlink:type="simple" xlink:href="http://www.coloradotrees.org/benefits/Power%20of%20Trees.pdf" office:target-frame-name="_blank" xlink:show="new">“The Power of Trees”</text:a>, Human Environmental Research Laboratory at University of Illinois. </text:p>
        </text:list-item>
        <text:list-item>
          <text:p text:style-name="P7"><text:bookmark text:name="16"/>National Arbor Day Foundation pamphlet #90980005 </text:p>
        </text:list-item>
        <text:list-item>
          <text:p text:style-name="P7"><text:bookmark text:name="17"/>American Forestry Association Tree Facts: Growing Greener Cities, 1992. </text:p>
        </text:list-item>
      </text:list>
      <text:list text:style-name="L10">
        <text:list-item>
          <text:p text:style-name="P8"><text:bookmark text:name="18"/>USDA Forest Service Pamphlet #FS-363) </text:p>
        </text:list-item>
      </text:list>
      <text:list text:style-name="L11">
        <text:list-item>
          <text:p text:style-name="P9"><text:bookmark text:name="19"/><text:a xlink:type="simple" xlink:href="http://www.coloradotrees.org/benefits/TreeGuidelinesforSanJoaquinValley.pdf" office:target-frame-name="_blank" xlink:show="new">Tree Guidelines for San Joaquin Valley Communities</text:a>, March 1999.  Published by the USDA Forest Service's Western   Center for Urban Forest Research and Education. </text:p>
        </text:list-item>
      </text:list>
      <text:list text:style-name="L12">
        <text:list-item>
          <text:p text:style-name="P4"><text:bookmark text:name="20"/>American Forests Magazine, <text:a xlink:type="simple" xlink:href="http://www.coloradotrees.org/benefits/TreesTackleCleanWater.pdf" office:target-frame-name="_blank" xlink:show="new">"Trees Tackle Clean Water Regulations"</text:a>,  Summer 2000. </text:p>
        </text:list-item>
      </text:list>
      <text:p text:style-name="Text_20_body"><text:soft-page-break/></text:p>
      <text:p text:style-name="Text_20_body"/>
      <text:p text:style-name="Text_20_body">A STUDY OF URBAN FORESTRY IN BALTIMORE, MARYLAND: </text:p>
      <text:p text:style-name="Text_20_body">ANALYZING THE SIGNIFICANCE OF STREET TREES IN BOLTON HILL </text:p>
      <text:p text:style-name="Text_20_body"><text:s text:c="26"/>BY </text:p>
      <text:p text:style-name="Text_20_body"><text:s text:c="17"/>CYNTHIA LAUREN MERSE , MS Thesis</text:p>
      <text:p text:style-name="Text_20_body"><text:s/>Through photosynthesis, trees recycle the CO2 into oxygen. According to the USDA, “one acre of forest absorbs six tons of CO2 and puts out four tons of oxygen. This is enough to meet the annual needs of 18 people”[200 kg/person] (Cool Communities). Furthermore, the U.S. Forest Service has estimated that over a fifty year lifetime, one tree has the potential to generate $31,250 worth of oxygen and provide $62,000 worth of air pollution control (USDA Forest Service Pamphlet #R1-92-100). </text:p>
      <text:p text:style-name="Text_20_body"/>
      <text:p text:style-name="Text_20_body">A single mature tree can absorb carbon dioxide at a rate of 48 lbs./year and release enough oxygen back into the atmosphere to support 2 human beings." - McAliney, Mike. Arguments for Land Conservation: Documentation and Information Sources for Land Resources Protection, Trust for Public Land, Sacramento, CA, December, 1993 </text:p>
      <text:p text:style-name="Text_20_body">"On average, one tree produces nearly 260 pounds (117 kg) of oxygen each year. Two mature trees can provide enough oxygen for a family of four." - Canada's environmental agency, Environment Canad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2-28T12:18:38</meta:creation-date>
    <dc:date>2011-02-28T12:19:04</dc:date>
    <meta:editing-cycles>1</meta:editing-cycles>
    <meta:editing-duration>PT27S</meta:editing-duration>
    <meta:user-defined meta:name="Info 1"/>
    <meta:user-defined meta:name="Info 2"/>
    <meta:user-defined meta:name="Info 3"/>
    <meta:user-defined meta:name="Info 4"/>
    <meta:document-statistic meta:table-count="0" meta:image-count="0" meta:object-count="0" meta:page-count="2" meta:paragraph-count="37" meta:word-count="567" meta:character-count="3742"/>
  </office:meta>
</office:document-meta>
</file>